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chelorarbeit-Zeitplan/ ToDo:</text:p>
      <text:p text:style-name="Standard">Gesamtzeit: 8 Wochen </text:p>
      <text:p text:style-name="Standard"/>
      <text:p text:style-name="Standard">Woche 1: 21.01-24.01:</text:p>
      <text:p text:style-name="Standard"><text:tab/>Kurzzusammenfassungen ordnen, kürzen; Was ist für Implementierung, was für schriftl. <text:tab/>Arbeit?: 21/22</text:p>
      <text:p text:style-name="Standard"><text:tab/>Tabelle für Arten von Datenintegration: 22</text:p>
      <text:p text:style-name="Standard"><text:tab/>Datenquellen analysieren (relationale Datenbank, Oracle Multimedia-Datenbank, PACS); <text:tab/>Wie sind <text:s/>sie aufgebaut, was für Daten werden dort gespeichert?: 22-24</text:p>
      <text:p text:style-name="Standard"/>
      <text:p text:style-name="Standard">Woche 2: 25.01-31.01:</text:p>
      <text:p text:style-name="Standard"><text:tab/>Motivation/ Ziel der Arbeit definieren: 25</text:p>
      <text:p text:style-name="Standard"><text:tab/>Komponente Local Wrapper: Funktionalität und Arbeitsweise definieren; Was muss die <text:tab/>Komponente können und wie tut sie es?: 25/26</text:p>
      <text:p text:style-name="Standard"><text:tab/>Einlesen/Aufsetzung der benötigten Datenbanken (PACS, Oracle); → Mit Ndjafa/Dr. Coquil <text:tab/>absprechen: 27-28</text:p>
      <text:p text:style-name="Standard"/>
      <text:p text:style-name="Standard">Woche 3: 01.02-0.7-02</text:p>
      <text:p text:style-name="Standard"><text:tab/>Komponente Register (für die Anmeldung der Datenquellen): Funktionalität und <text:tab/>Arbeitsweise definieren Was muss die Komponente können und wie tut sie es?:1-2</text:p>
      <text:p text:style-name="Standard"><text:tab/>Benutzerschnittstelle definieren: Was und wie soll die Software bedient werden; Mockup <text:tab/>erstellen: 3</text:p>
      <text:p text:style-name="Standard"><text:tab/>Einlesen in PHP/HTML (GUI-Erstellung): 4</text:p>
      <text:p text:style-name="Standard"/>
      <text:p text:style-name="Standard">Woche 4-6: 08.02-28.02</text:p>
      <text:p text:style-name="Standard"><text:tab/>Implementierung der Grundfunktionalität; </text:p>
      <text:p text:style-name="Standard"/>
      <text:p text:style-name="Standard">Woche 7: 29.02-06.03</text:p>
      <text:p text:style-name="Standard"><text:tab/>Erweiterte Funktionalität (z.B. Stichwortsuche); Absprechen mit Frau Ndjafa</text:p>
      <text:p text:style-name="Standard">Woche 8: 07.03-13.03</text:p>
      <text:p text:style-name="Standard"><text:tab/>Implementierungsbericht, Korrekturles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Goeth</meta:initial-creator>
    <meta:creation-date>2015-12-20T17:00:42.34</meta:creation-date>
    <dc:date>2016-01-20T20:28:03.37</dc:date>
    <dc:creator>David Goeth</dc:creator>
    <meta:editing-duration>PT48M35S</meta:editing-duration>
    <meta:editing-cycles>14</meta:editing-cycles>
    <meta:generator>OpenOffice/4.1.1$Win32 OpenOffice.org_project/411m6$Build-9775</meta:generator>
    <meta:document-statistic meta:table-count="0" meta:image-count="0" meta:object-count="0" meta:page-count="1" meta:paragraph-count="20" meta:word-count="147" meta:character-count="1212"/>
  </office:meta>
</office:document-meta>
</file>